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b82" officeooo:paragraph-rsid="0012bc27"/>
    </style:style>
    <style:style style:name="P2" style:family="paragraph" style:parent-style-name="Standard" style:list-style-name="L1">
      <style:text-properties officeooo:paragraph-rsid="0012bc27"/>
    </style:style>
    <style:style style:name="T1" style:family="text">
      <style:text-properties officeooo:rsid="000f8b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ber : </text:p>
      <text:list xml:id="list3651378742" text:style-name="L1">
        <text:list-item>
          <text:p text:style-name="P2"><text:a xlink:type="simple" xlink:href="https://www.republika.co.id/berita/nasional/umum/12/07/10/m6xnzt-lima-penyebab-judi-marak-terjadi" text:style-name="Internet_20_link" text:visited-style-name="Visited_20_Internet_20_Link"><text:span text:style-name="T1">https://www.republika.co.id/berita/nasional/umum/12/07/10/m6xnzt-lima-penyebab-judi-marak-terjadi</text:span></text:a><text:span text:style-name="T1"> </text:span></text:p>
        </text:list-item>
        <text:list-item>
          <text:p text:style-name="P2">https://www.kompasiana.com/kakcikapip/57c7bd45567b61703f3eae29/maraknya-perjudian-online-di-indones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7:05:18.422503394</meta:creation-date>
    <dc:date>2019-10-07T21:13:27.686526434</dc:date>
    <meta:editing-duration>PT52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" meta:character-count="210" meta:non-whitespace-character-count="207"/>
  </office:meta>
</office:document-meta>
</file>